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55in"/>
    </style:style>
    <style:style style:name="co2" style:family="table-column">
      <style:table-column-properties fo:break-before="auto" style:column-width="3.0228in"/>
    </style:style>
    <style:style style:name="co3" style:family="table-column">
      <style:table-column-properties fo:break-before="auto" style:column-width="4.75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2.507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102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ost Data format</text:p>
          </table:table-cell>
          <table:table-cell table:number-columns-repeated="1020"/>
          <table:table-cell office:value-type="string" calcext:value-type="string">
            <text:p>Returns</text:p>
          </table:table-cell>
        </table:table-row>
        <table:table-row table:style-name="ro2">
          <table:table-cell office:value-type="string" calcext:value-type="string">
            <text:p>Sign Up</text:p>
          </table:table-cell>
          <table:table-cell office:value-type="string" calcext:value-type="string">
            <text:p>/signup</text:p>
          </table:table-cell>
          <table:table-cell office:value-type="string" calcext:value-type="string">
            <text:p>{</text:p>
            <text:p>    "name" : "Arun Bikram Khatri" ,</text:p>
            <text:p>    "email" : "arun.191610@ncit.edu.np" , </text:p>
            <text:p>    "password" : "arun@gmail.com" </text:p>
            <text:p/>
            <text:p>}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in</text:p>
          </table:table-cell>
          <table:table-cell office:value-type="string" calcext:value-type="string">
            <text:p>/signIn</text:p>
          </table:table-cell>
          <table:table-cell office:value-type="string" calcext:value-type="string">
            <text:p>{</text:p>
            <text:p>    "email" : "arun.191610@ncit.edu.np" , </text:p>
            <text:p>    "password":"arun@gmail.com"</text:p>
            <text:p>}</text:p>
          </table:table-cell>
          <table:table-cell table:number-columns-repeated="1020"/>
          <table:table-cell office:value-type="string" calcext:value-type="string">
            <text:p><text:span text:style-name="T1">{</text:span></text:p>
            <text:p><text:span text:style-name="T1">    "token": ",</text:span></text:p>
            <text:p><text:span text:style-name="T1">    "name": "khatriarun221@gmail.com",</text:span></text:p>
            <text:p><text:span text:style-name="T1">    "role": "teacher"</text:span></text:p>
            <text:p><text:span text:style-name="T1">}</text:span></text:p>
          </table:table-cell>
        </table:table-row>
        <table:table-row table:style-name="ro4">
          <table:table-cell office:value-type="string" calcext:value-type="string">
            <text:p>Admin SignIn</text:p>
          </table:table-cell>
          <table:table-cell table:style-name="ce1" office:value-type="string" calcext:value-type="string">
            <text:p>/admin /signIn</text:p>
          </table:table-cell>
          <table:table-cell office:value-type="string" calcext:value-type="string">
            <text:p>{</text:p>
            <text:p>    "email":"root",</text:p>
            <text:p>    "password":"root"</text:p>
            <text:p>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t teacher teaching subject according to class id</text:p>
          </table:table-cell>
          <table:table-cell office:value-type="string" calcext:value-type="string">
            <text:p>/teacher/classes/subject/{class_id}</text:p>
          </table:table-cell>
          <table:table-cell table:number-columns-repeated="1021"/>
          <table:table-cell office:value-type="string" calcext:value-type="string">
            <text:p>{"subject_id":1,"name":"Object Oriented Software Development ","short_name":"OOSD","credit_hours":3}</text:p>
          </table:table-cell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Admin get subject details when he posts the given data</text:p>
          </table:table-cell>
          <table:table-cell office:value-type="string" calcext:value-type="string">
            <text:p>/admin/get_sub_details</text:p>
          </table:table-cell>
          <table:table-cell office:value-type="string" calcext:value-type="string">
            <text:p>{ </text:p>
            <text:p>    "semester" : 6,</text:p>
            <text:p>    "shift" : "M",</text:p>
            <text:p>    "sub_name":"AI"</text:p>
            <text:p>}</text:p>
          </table:table-cell>
          <table:table-cell table:number-columns-repeated="1020"/>
          <table:table-cell office:value-type="string" calcext:value-type="string">
            <text:p>{</text:p>
            <text:p>    "subject": {</text:p>
            <text:p>        "subject_id": 7,</text:p>
            <text:p>        "name": "Artificial Intillegence ",</text:p>
            <text:p>        "short_name": "AI",</text:p>
            <text:p>        "credit_hours": 3</text:p>
            <text:p>    },</text:p>
            <text:p>    "teacher_email": "khatriarun221@gmail.com",</text:p>
            <text:p>    "student": [</text:p>
            <text:p>        [</text:p>
            <text:p>            "arun.191610@ncit.edu.np",</text:p>
            <text:p>            null,</text:p>
            <text:p>            "Student"</text:p>
            <text:p>        ]</text:p>
            <text:p>    ]</text:p>
            <text:p>}</text:p>
          </table:table-cell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Admin adds subject to a particular <text:s/>class with its teaching subject</text:p>
          </table:table-cell>
          <table:table-cell office:value-type="string" calcext:value-type="string">
            <text:p>/admin/add_classroom</text:p>
          </table:table-cell>
          <table:table-cell office:value-type="string" calcext:value-type="string">
            <text:p>{</text:p>
            <text:p>"sub_name" : "AI" , </text:p>
            <text:p/>
            <text:p>"teacher_email" : "khatriarun221@gmail.com" ,</text:p>
            <text:p>"semester": 6,</text:p>
            <text:p>"shift" :"D"</text:p>
            <text:p>}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Get student classes</text:p>
          </table:table-cell>
          <table:table-cell office:value-type="string" calcext:value-type="string">
            <text:p>/student/classes</text:p>
          </table:table-cell>
          <table:table-cell table:number-columns-repeated="1021"/>
          <table:table-cell office:value-type="string" calcext:value-type="string">
            <text:p>[{"subject":"OOSD"},{"subject":"PPL"},{"subject":"PII"},{"subject":"CN"},{"subject":"EE"},{"subject":"MMS"},{"subject":"AI"},{"subject":"DSA"},{"subject":"DSA"},{"subject":"DSA"},{"shift":"M","semester":6,"faculty":"BE Software"}]</text:p>
          </table:table-cell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Set attendance of the student</text:p>
          </table:table-cell>
          <table:table-cell office:value-type="string" calcext:value-type="string">
            <text:p>/attendance/set_attendance</text:p>
          </table:table-cell>
          <table:table-cell office:value-type="string" calcext:value-type="string">
            <text:p>{</text:p>
            <text:p>    "rollNo" : 191610 , </text:p>
            <text:p>    "roomNo" : 901 , </text:p>
            <text:p>    "day" : "FRIDAY" , </text:p>
            <text:p>    "time" : "12:08"</text:p>
            <text:p>}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eacher views the <text:s/>attendance of his class</text:p>
          </table:table-cell>
          <table:table-cell office:value-type="string" calcext:value-type="string">
            <text:p>/teacher/get_attendance</text:p>
          </table:table-cell>
          <table:table-cell office:value-type="string" calcext:value-type="string">
            <text:p>{</text:p>
            <text:p>    "sub_name" : "PPL" , </text:p>
            <text:p>    "date" :  "2023-09-28" ,</text:p>
            <text:p>    "class_id" : 1</text:p>
            <text:p>}</text:p>
          </table:table-cell>
          <table:table-cell table:number-columns-repeated="1020"/>
          <table:table-cell office:value-type="string" calcext:value-type="string">
            <text:p>[</text:p>
            <text:p>    "arun.191610@ncit.edu.np"</text:p>
            <text:p>],,,list of present stud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21:32:36.133276462</meta:creation-date>
    <dc:date>2023-10-01T21:59:14.523525906</dc:date>
    <meta:editing-duration>PT5M26S</meta:editing-duration>
    <meta:editing-cycles>2</meta:editing-cycles>
    <meta:generator>LibreOffice/7.3.6.2$Linux_X86_64 LibreOffice_project/30$Build-2</meta:generator>
    <meta:document-statistic meta:table-count="1" meta:cell-count="34" meta:object-count="0"/>
  </office:meta>
</office:document-meta>
</file>